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690000002502B6357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harjah" svg:font-family="Sharjah" style:font-pitch="variable"/>
    <style:font-face style:name="Vemana2000" svg:font-family="Vemana2000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6.332cm" style:rel-column-width="21840*"/>
    </style:style>
    <style:style style:name="Table1.B" style:family="table-column">
      <style:table-column-properties style:column-width="3.969cm" style:rel-column-width="13688*"/>
    </style:style>
    <style:style style:name="Table1.C" style:family="table-column">
      <style:table-column-properties style:column-width="8.7cm" style:rel-column-width="30007*"/>
    </style:style>
    <style:style style:name="Table1.1" style:family="table-row">
      <style:table-row-properties style:min-row-height="0.011cm"/>
    </style:style>
    <style:style style:name="Table1.A1" style:family="table-cell">
      <style:table-cell-properties fo:padding="0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cm" fo:border="0.002cm solid #000000"/>
    </style:style>
    <style:style style:name="Table1.A2" style:family="table-cell">
      <style:table-cell-properties fo:padding="0cm" fo:border-left="0.002cm solid #000000" fo:border-right="none" fo:border-top="none" fo:border-bottom="0.002cm solid #000000"/>
    </style:style>
    <style:style style:name="Table1.B2" style:family="table-cell">
      <style:table-cell-properties style:vertical-align="middle" fo:padding="0cm" fo:border-left="0.002cm solid #000000" fo:border-right="none" fo:border-top="none" fo:border-bottom="0.002cm solid #000000"/>
    </style:style>
    <style:style style:name="Table1.C2" style:family="table-cell">
      <style:table-cell-properties style:vertical-align="middle" fo:padding="0cm" fo:border-left="0.002cm solid #000000" fo:border-right="0.002cm solid #000000" fo:border-top="none" fo:border-bottom="0.002cm solid #000000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5.715cm" style:rel-column-width="19711*"/>
    </style:style>
    <style:style style:name="Table2.B" style:family="table-column">
      <style:table-column-properties style:column-width="3.785cm" style:rel-column-width="13055*"/>
    </style:style>
    <style:style style:name="Table2.C" style:family="table-column">
      <style:table-column-properties style:column-width="4.75cm" style:rel-column-width="16383*"/>
    </style:style>
    <style:style style:name="Table2.D" style:family="table-column">
      <style:table-column-properties style:column-width="4.75cm" style:rel-column-width="16386*"/>
    </style:style>
    <style:style style:name="Table2.A1" style:family="table-cell">
      <style:table-cell-properties fo:padding="0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cm" fo:border="0.002cm solid #000000"/>
    </style:style>
    <style:style style:name="Table2.A2" style:family="table-cell">
      <style:table-cell-properties style:vertical-align="middle" fo:padding="0cm" fo:border-left="0.002cm solid #000000" fo:border-right="none" fo:border-top="none" fo:border-bottom="0.002cm solid #000000"/>
    </style:style>
    <style:style style:name="Table2.C2" style:family="table-cell">
      <style:table-cell-properties fo:padding="0cm" fo:border-left="0.002cm solid #000000" fo:border-right="none" fo:border-top="none" fo:border-bottom="0.002cm solid #000000"/>
    </style:style>
    <style:style style:name="Table2.D2" style:family="table-cell">
      <style:table-cell-properties style:vertical-align="middle" fo:padding="0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style:font-name="Vemana2000" fo:font-size="10pt" style:font-size-asian="8.75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Vemana2000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mana2000" fo:font-size="8pt" fo:font-weight="normal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mana2000" fo:font-size="7pt" fo:font-weight="normal" style:font-size-asian="6.09999990463257pt" style:font-weight-asian="normal" style:font-size-complex="7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Vemana2000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style:font-name="Vemana2000" fo:font-size="9pt" style:font-size-asian="7.84999990463257pt" style:font-size-complex="9pt"/>
    </style:style>
    <style:style style:name="P7" style:family="paragraph" style:parent-style-name="Standard">
      <style:paragraph-properties fo:text-align="start" style:justify-single-word="false"/>
      <style:text-properties fo:color="#000000" style:font-name="Vemana2000" fo:font-size="8pt" fo:font-weight="bold" style:font-size-asian="7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Vemana2000" fo:font-size="7pt" fo:font-weight="normal" style:font-size-asian="6.09999990463257pt" style:font-weight-asian="normal" style:font-size-complex="7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4c4c4c" style:font-name="Vemana2000" fo:font-size="8pt" fo:font-weight="normal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fo:color="#4c4c4c" style:font-name="Vemana2000" fo:font-size="8pt" fo:font-weight="normal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4c4c4c" style:font-name="Vemana2000" fo:font-size="8pt" fo:font-weight="normal" style:font-size-asian="7pt" style:font-weight-asian="normal" style:font-size-complex="8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color="#4c4c4c" style:font-name="Vemana2000" fo:font-size="8pt" fo:font-weight="normal" style:font-size-asian="7pt" style:font-weight-asian="normal" style:font-size-complex="8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4c4c4c" style:font-name="Vemana2000" fo:font-size="8pt" style:font-size-asian="8pt" style:font-size-complex="8pt"/>
    </style:style>
    <style:style style:name="P14" style:family="paragraph" style:parent-style-name="Standard">
      <style:paragraph-properties fo:line-height="150%" fo:text-align="start" style:justify-single-word="false"/>
      <style:text-properties fo:color="#4c4c4c" style:font-name="Vemana2000" fo:font-size="8pt" style:font-size-asian="8pt" style:font-size-complex="8pt"/>
    </style:style>
    <style:style style:name="P15" style:family="paragraph" style:parent-style-name="Standard">
      <style:paragraph-properties fo:text-align="start" style:justify-single-word="false"/>
      <style:text-properties fo:color="#4c4c4c" style:font-name="Vemana2000" fo:font-size="9pt" fo:font-weight="normal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>
        <style:tab-stops>
          <style:tab-stop style:position="5.618cm"/>
        </style:tab-stops>
      </style:paragraph-properties>
    </style:style>
    <style:style style:name="P18" style:family="paragraph" style:parent-style-name="Table_20_Contents">
      <style:paragraph-properties fo:text-align="center" style:justify-single-word="false"/>
      <style:text-properties fo:color="#4c4c4c" style:font-name="Vemana2000" fo:font-size="8pt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fo:color="#4c4c4c" style:font-name="Vemana2000" fo:font-size="8pt" style:font-size-asian="8pt" style:font-size-complex="8pt"/>
    </style:style>
    <style:style style:name="P20" style:family="paragraph">
      <style:paragraph-properties fo:text-align="start"/>
      <style:text-properties style:text-line-through-style="none" fo:font-style="normal" style:text-underline-style="none"/>
    </style:style>
    <style:style style:name="P21" style:family="paragraph">
      <style:paragraph-properties fo:text-align="center"/>
      <style:text-properties style:text-line-through-style="none" fo:font-size="14pt" fo:font-style="normal" style:text-underline-style="none" fo:font-weight="bold"/>
    </style:style>
    <style:style style:name="T1" style:family="text">
      <style:text-properties style:font-name="Sharjah"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fo:font-weight="normal" style:font-size-asian="7pt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 #000000" style:wrap="run-through" style:number-wrapped-paragraphs="no-limit" style:vertical-pos="top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order="none #000000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fo:border="none #00000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enctype="multipart/formdata" form:method="post" form:command-type="table" form:control-implementation="ooo:com.sun.star.form.component.Form" office:target-frame="" xlink:href="../../../Submit.jsp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_patient_name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dcardno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policyno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age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ofadmission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lengthofstay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reatingdoctor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egistrationno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ity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ilmentduration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visionaldiagnosis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hypertension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hypertensionyears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iabetes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iabetesyears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sthmayears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therdiseaseyears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llnessduetouseofalcoholyears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elfinjuryyears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sthma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nysurgery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therdisease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llnessduetouseofalcohol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elfinjury" form:control-implementation="ooo:com.sun.star.form.component.TextField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edications" form:control-implementation="ooo:com.sun.star.form.component.TextField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linicalfindings" form:control-implementation="ooo:com.sun.star.form.component.TextField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nvestigationreport" form:control-implementation="ooo:com.sun.star.form.component.TextField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ineoftreatment" form:control-implementation="ooo:com.sun.star.form.component.TextField" form:id="control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etailsoftreatment" form:control-implementation="ooo:com.sun.star.form.component.TextField" form:id="control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otalestimateamount" form:control-implementation="ooo:com.sun.star.form.component.TextField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lassofaccomodation" form:control-implementation="ooo:com.sun.star.form.component.TextField" form:id="control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octorsignature" form:control-implementation="ooo:com.sun.star.form.component.TextField" form:id="control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octorcontactno" form:control-implementation="ooo:com.sun.star.form.component.TextField" form:id="control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ignatureofinsured" form:control-implementation="ooo:com.sun.star.form.component.TextField" form:id="control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ofinsured" form:control-implementation="ooo:com.sun.star.form.component.TextField" form:id="control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ntactnoofinsured" form:control-implementation="ooo:com.sun.star.form.component.TextField" form:id="control3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hospitalstamp" form:control-implementation="ooo:com.sun.star.form.component.TextField" form:id="control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hospitalname" form:control-implementation="ooo:com.sun.star.form.component.TextField" form:id="control3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gpallmpstatus" form:control-implementation="ooo:com.sun.star.form.component.TextField" form:id="control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oomrent" form:control-implementation="ooo:com.sun.star.form.component.TextField" form:id="control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octorvisitcharges" form:control-implementation="ooo:com.sun.star.form.component.TextField" form:id="control4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urgeoncharges" form:control-implementation="ooo:com.sun.star.form.component.TextField" form:id="control4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quipmentcharges" form:control-implementation="ooo:com.sun.star.form.component.TextField" form:id="control4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iscellaneouscharges" form:control-implementation="ooo:com.sun.star.form.component.TextField" form:id="control4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edicinesconsumables" form:control-implementation="ooo:com.sun.star.form.component.TextField" form:id="control4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nvestigations" form:control-implementation="ooo:com.sun.star.form.component.TextField" form:id="control4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operationtheatrecharges" form:control-implementation="ooo:com.sun.star.form.component.TextField" form:id="control4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nysurgeryyears" form:control-implementation="ooo:com.sun.star.form.component.TextField" form:id="control4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ageIn" form:control-implementation="ooo:com.sun.star.form.component.TextField" form:id="control4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patient_gender" form:control-implementation="ooo:com.sun.star.form.component.TextField" form:id="control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esentailmentdetails" form:control-implementation="ooo:com.sun.star.form.component.TextField" form:id="control5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ate" form:control-implementation="ooo:com.sun.star.form.component.TextField" form:id="control5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submit" form:control-implementation="ooo:com.sun.star.form.component.TextField" form:id="control53" form:current-value="Save" form:value="Sav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graphics1" text:anchor-type="paragraph" svg:x="0.328cm" svg:y="0.831cm" svg:width="3.581cm" svg:height="1.296cm" draw:z-index="45"><draw:image xlink:href="Pictures/10000000000000690000002502B63579.jpg" xlink:type="simple" xlink:show="embed" xlink:actuate="onLoad"/></draw:frame><text:span text:style-name="T1">BAJAJ</text:span> <text:span text:style-name="T2">Allianz</text:span></text:p>
      <text:p text:style-name="P17">Bajaj Allianz General Insurance Co. Ltd.</text:p>
      <text:p text:style-name="P5">ANNEXURE B</text:p>
      <text:p text:style-name="P1">Hospital Code:<text:span text:style-name="T7"> BAGICL 162 <text:s text:c="7"/></text:span><text:span text:style-name="T4">Pre-Authorization for Cashless Facility</text:span></text:p>
      <text:p text:style-name="P2">BAJAJ ALLIANZ GENERAL INSURANCE CO. LTD.</text:p>
      <text:p text:style-name="P3">Ground floor Ashoka Plaza</text:p>
      <text:p text:style-name="P3">32/2 Nagar Road,Wadgaon Sheri</text:p>
      <text:p text:style-name="P3">Pune-411014</text:p>
      <text:p text:style-name="P3">Phone:1800 102 5858(Toll Free)/(020)-26500203/232/30512229/232(STD) Fax:(020)-30512224/226/227</text:p>
      <text:p text:style-name="P6"><text:span text:style-name="T5">Email: </text:span><text:a xlink:type="simple" xlink:href="mailto:health@bajajallianz.co.in"><text:span text:style-name="T5">health@bajajallianz.co.in</text:span></text:a></text:p>
      <text:p text:style-name="P10">Beneficiary Name:<draw:control text:anchor-type="as-char" draw:z-index="0" draw:style-name="gr1" draw:text-style-name="P20" svg:width="5.001cm" svg:height="0.451cm" draw:control="control1"/> I.D.Card No:<draw:control text:anchor-type="as-char" draw:z-index="1" draw:style-name="gr1" draw:text-style-name="P20" svg:width="4.001cm" svg:height="0.451cm" draw:control="control2"/>Policy No:<draw:control text:anchor-type="as-char" draw:z-index="2" draw:style-name="gr1" draw:text-style-name="P20" svg:width="4.151cm" svg:height="0.451cm" draw:control="control3"/></text:p>
      <text:p text:style-name="P10">Age/Sex:<draw:control text:anchor-type="as-char" draw:z-index="3" draw:style-name="gr1" draw:text-style-name="P20" svg:width="1.001cm" svg:height="0.451cm" draw:control="control4"/> <text:s/><draw:control text:anchor-type="as-char" draw:z-index="50" draw:style-name="gr1" draw:text-style-name="P20" svg:width="1.001cm" svg:height="0.451cm" draw:control="control49"/><draw:control text:anchor-type="as-char" draw:z-index="51" draw:style-name="gr1" draw:text-style-name="P20" svg:width="1.001cm" svg:height="0.451cm" draw:control="control50"/> <text:s text:c="4"/>Expected Date of Admission: <text:s text:c="2"/>:<draw:control text:anchor-type="as-char" draw:z-index="4" draw:style-name="gr1" draw:text-style-name="P20" svg:width="3.001cm" svg:height="0.451cm" draw:control="control5"/> <text:s text:c="7"/>Expected Length of Stay: <text:s/><draw:control text:anchor-type="as-char" draw:z-index="5" draw:style-name="gr1" draw:text-style-name="P20" svg:width="1.001cm" svg:height="0.451cm" draw:control="control6"/> <text:s text:c="10"/>days</text:p>
      <text:p text:style-name="P10">Name of Treating Doctor:<draw:control text:anchor-type="as-char" draw:z-index="6" draw:style-name="gr1" draw:text-style-name="P20" svg:width="5.351cm" svg:height="0.451cm" draw:control="control7"/> <text:s text:c="6"/>Registration No: <text:s text:c="2"/><draw:control text:anchor-type="as-char" draw:z-index="7" draw:style-name="gr2" draw:text-style-name="P20" svg:width="6.501cm" svg:height="0.451cm" draw:control="control8"/></text:p>
      <text:p text:style-name="P14"><text:span text:style-name="T7">Name of Hospital: </text:span><text:span text:style-name="T3"><draw:control text:anchor-type="as-char" draw:z-index="38" draw:style-name="gr1" draw:text-style-name="P20" svg:width="7.7cm" svg:height="0.451cm" draw:control="control38"/></text:span><text:span text:style-name="T8"> </text:span><text:span text:style-name="T6">City::</text:span><text:span text:style-name="T6"><draw:control text:anchor-type="as-char" draw:z-index="8" draw:style-name="gr1" draw:text-style-name="P20" svg:width="3.252cm" svg:height="0.451cm" draw:control="control9"/></text:span><text:span text:style-name="T6"> <text:s text:c="3"/>State:</text:span><text:span text:style-name="T6"><draw:control text:anchor-type="as-char" draw:z-index="9" draw:style-name="gr1" draw:text-style-name="P20" svg:width="3.65cm" svg:height="0.451cm" draw:control="control52"/></text:span></text:p>
      <text:p text:style-name="P12">Details of Signs and Symptoms related to the present ailment:<draw:control text:anchor-type="as-char" draw:z-index="52" draw:style-name="gr3" draw:text-style-name="P20" svg:width="19.001cm" svg:height="0.451cm" draw:control="control51"/></text:p>
      <text:p text:style-name="P12">Duration of Ailment: <draw:control text:anchor-type="as-char" draw:z-index="10" draw:style-name="gr1" draw:text-style-name="P20" svg:width="5.351cm" svg:height="0.451cm" draw:control="control10"/> Provisional Diagnosis:<draw:control text:anchor-type="as-char" draw:z-index="11" draw:style-name="gr1" draw:text-style-name="P20" svg:width="7.07cm" svg:height="0.451cm" draw:control="control11"/></text:p>
      <text:p text:style-name="P15">PLEASE STATE IF THERE IS PAST HISTORY OF THE FOLLOWING AND DURATION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8">Disease/Ailment</text:p>
          </table:table-cell>
          <table:table-cell table:style-name="Table1.A1" office:value-type="string">
            <text:p text:style-name="P18">Past History</text:p>
          </table:table-cell>
          <table:table-cell table:style-name="Table1.C1" office:value-type="string">
            <text:p text:style-name="P18">Duration/other details</text:p>
          </table:table-cell>
        </table:table-row>
        <table:table-row table:style-name="Table1.1">
          <table:table-cell table:style-name="Table1.A2" office:value-type="string">
            <text:p text:style-name="P19">Hypertension/Cardiovascular diseases</text:p>
          </table:table-cell>
          <table:table-cell table:style-name="Table1.B2" office:value-type="string">
            <text:p text:style-name="P19">(Yes/No) <text:s text:c="2"/><draw:control text:anchor-type="as-char" draw:z-index="12" draw:style-name="gr1" draw:text-style-name="P20" svg:width="2.5cm" svg:height="0.451cm" draw:control="control12"/></text:p>
          </table:table-cell>
          <table:table-cell table:style-name="Table1.C2" office:value-type="string">
            <text:p text:style-name="P18"><draw:control text:anchor-type="as-char" draw:z-index="13" draw:style-name="gr1" draw:text-style-name="P20" svg:width="8cm" svg:height="0.451cm" draw:control="control13"/></text:p>
          </table:table-cell>
        </table:table-row>
        <table:table-row table:style-name="Table1.1">
          <table:table-cell table:style-name="Table1.A2" office:value-type="string">
            <text:p text:style-name="P19">Diabetes</text:p>
          </table:table-cell>
          <table:table-cell table:style-name="Table1.B2" office:value-type="string">
            <text:p text:style-name="P19">(Yes/No) <text:s text:c="2"/><draw:control text:anchor-type="as-char" draw:z-index="14" draw:style-name="gr1" draw:text-style-name="P20" svg:width="2.5cm" svg:height="0.451cm" draw:control="control14"/></text:p>
          </table:table-cell>
          <table:table-cell table:style-name="Table1.C2" office:value-type="string">
            <text:p text:style-name="P13"><draw:control text:anchor-type="as-char" draw:z-index="15" draw:style-name="gr1" draw:text-style-name="P20" svg:width="8cm" svg:height="0.451cm" draw:control="control15"/></text:p>
          </table:table-cell>
        </table:table-row>
        <table:table-row table:style-name="Table1.1">
          <table:table-cell table:style-name="Table1.A2" office:value-type="string">
            <text:p text:style-name="P19">Asthma</text:p>
          </table:table-cell>
          <table:table-cell table:style-name="Table1.B2" office:value-type="string">
            <text:p text:style-name="P19">(Yes/No) <text:s text:c="2"/><draw:control text:anchor-type="as-char" draw:z-index="20" draw:style-name="gr1" draw:text-style-name="P20" svg:width="2.5cm" svg:height="0.451cm" draw:control="control20"/></text:p>
          </table:table-cell>
          <table:table-cell table:style-name="Table1.C2" office:value-type="string">
            <text:p text:style-name="P13"><draw:control text:anchor-type="as-char" draw:z-index="16" draw:style-name="gr1" draw:text-style-name="P20" svg:width="8cm" svg:height="0.451cm" draw:control="control16"/></text:p>
          </table:table-cell>
        </table:table-row>
        <table:table-row table:style-name="Table1.1">
          <table:table-cell table:style-name="Table1.A2" office:value-type="string">
            <text:p text:style-name="P19">Any surgery/hospitalization</text:p>
          </table:table-cell>
          <table:table-cell table:style-name="Table1.B2" office:value-type="string">
            <text:p text:style-name="P19">(Yes/No) <text:s text:c="2"/><draw:control text:anchor-type="as-char" draw:z-index="21" draw:style-name="gr1" draw:text-style-name="P20" svg:width="2.5cm" svg:height="0.451cm" draw:control="control21"/></text:p>
          </table:table-cell>
          <table:table-cell table:style-name="Table1.C2" office:value-type="string">
            <text:p text:style-name="P13"><draw:control text:anchor-type="as-char" draw:z-index="49" draw:style-name="gr1" draw:text-style-name="P20" svg:width="8cm" svg:height="0.451cm" draw:control="control48"/></text:p>
          </table:table-cell>
        </table:table-row>
        <table:table-row table:style-name="Table1.1">
          <table:table-cell table:style-name="Table1.A2" office:value-type="string">
            <text:p text:style-name="P19">Any other disease/disability</text:p>
          </table:table-cell>
          <table:table-cell table:style-name="Table1.B2" office:value-type="string">
            <text:p text:style-name="P19">(Yes/No) <text:s text:c="2"/><draw:control text:anchor-type="as-char" draw:z-index="22" draw:style-name="gr1" draw:text-style-name="P20" svg:width="2.5cm" svg:height="0.451cm" draw:control="control22"/></text:p>
          </table:table-cell>
          <table:table-cell table:style-name="Table1.C2" office:value-type="string">
            <text:p text:style-name="P13"><draw:control text:anchor-type="as-char" draw:z-index="17" draw:style-name="gr1" draw:text-style-name="P20" svg:width="8cm" svg:height="0.451cm" draw:control="control17"/></text:p>
          </table:table-cell>
        </table:table-row>
        <table:table-row table:style-name="Table1.1">
          <table:table-cell table:style-name="Table1.A2" office:value-type="string">
            <text:p text:style-name="P19">Obstetric History / Past <text:s/>Ob / Gy Surgery</text:p>
          </table:table-cell>
          <table:table-cell table:style-name="Table1.C2" table:number-columns-spanned="2" office:value-type="string">
            <text:p text:style-name="P19">Status: G_____P____A____L____LMP______<draw:control text:anchor-type="as-char" draw:z-index="39" draw:style-name="gr1" draw:text-style-name="P20" svg:width="4.5cm" svg:height="0.451cm" draw:control="control39"/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9">Was the illness or <text:s/>injury due to the use of alcohol or intoxicating drugs </text:p>
          </table:table-cell>
          <table:table-cell table:style-name="Table1.B2" office:value-type="string">
            <text:p text:style-name="P19">(Yes/No) <text:s text:c="2"/><draw:control text:anchor-type="as-char" draw:z-index="23" draw:style-name="gr1" draw:text-style-name="P20" svg:width="2.5cm" svg:height="0.451cm" draw:control="control23"/></text:p>
          </table:table-cell>
          <table:table-cell table:style-name="Table1.C2" office:value-type="string">
            <text:p text:style-name="P13"><draw:control text:anchor-type="as-char" draw:z-index="18" draw:style-name="gr1" draw:text-style-name="P20" svg:width="8cm" svg:height="0.451cm" draw:control="control18"/></text:p>
          </table:table-cell>
        </table:table-row>
        <table:table-row table:style-name="Table1.1">
          <table:table-cell table:style-name="Table1.A2" office:value-type="string">
            <text:p text:style-name="P19"><text:s/>self <text:s/>injury</text:p>
          </table:table-cell>
          <table:table-cell table:style-name="Table1.B2" office:value-type="string">
            <text:p text:style-name="P18">(Yes/No) <text:s text:c="2"/><draw:control text:anchor-type="as-char" draw:z-index="24" draw:style-name="gr1" draw:text-style-name="P20" svg:width="2.5cm" svg:height="0.451cm" draw:control="control24"/></text:p>
          </table:table-cell>
          <table:table-cell table:style-name="Table1.C2" office:value-type="string">
            <text:p text:style-name="P13"><draw:control text:anchor-type="as-char" draw:z-index="19" draw:style-name="gr1" draw:text-style-name="P20" svg:width="8cm" svg:height="0.451cm" draw:control="control19"/></text:p>
          </table:table-cell>
        </table:table-row>
      </table:table>
      <text:p text:style-name="P11">Medications if any during this hospitalization:<draw:control text:anchor-type="as-char" draw:z-index="25" draw:style-name="gr1" draw:text-style-name="P20" svg:width="12.198cm" svg:height="0.451cm" draw:control="control25"/></text:p>
      <text:p text:style-name="P9">Relevant Clinical Findings:<draw:control text:anchor-type="as-char" draw:z-index="26" draw:style-name="gr1" draw:text-style-name="P20" svg:width="15.001cm" svg:height="0.451cm" draw:control="control26"/></text:p>
      <text:p text:style-name="P9">Investigations Report(if any):<draw:control text:anchor-type="as-char" draw:z-index="27" draw:style-name="gr1" draw:text-style-name="P20" svg:width="14.001cm" svg:height="0.451cm" draw:control="control27"/></text:p>
      <text:p text:style-name="P9">Proposed Line of Treatment:<draw:control text:anchor-type="as-char" draw:z-index="28" draw:style-name="gr1" draw:text-style-name="P20" svg:width="14.001cm" svg:height="0.451cm" draw:control="control28"/></text:p>
      <text:p text:style-name="P9">Details of treatment received:<draw:control text:anchor-type="as-char" draw:z-index="29" draw:style-name="gr1" draw:text-style-name="P20" svg:width="14.001cm" svg:height="0.451cm" draw:control="control29"/></text:p>
      <text:p text:style-name="P9">Estimate of Expenses:Total Amount-Rs:<draw:control text:anchor-type="as-char" draw:z-index="30" draw:style-name="gr1" draw:text-style-name="P20" svg:width="4.001cm" svg:height="0.451cm" draw:control="control30"/> <text:s text:c="17"/>Class of accomodation:<draw:control text:anchor-type="as-char" draw:z-index="31" draw:style-name="gr1" draw:text-style-name="P20" svg:width="4.001cm" svg:height="0.451cm" draw:control="control31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8">Expense Head</text:p>
          </table:table-cell>
          <table:table-cell table:style-name="Table2.A1" office:value-type="string">
            <text:p text:style-name="P18">Amount(Rs)</text:p>
          </table:table-cell>
          <table:table-cell table:style-name="Table2.A1" office:value-type="string">
            <text:p text:style-name="P18">Expense Head</text:p>
          </table:table-cell>
          <table:table-cell table:style-name="Table2.D1" office:value-type="string">
            <text:p text:style-name="P18">Amount(Rs)</text:p>
          </table:table-cell>
        </table:table-row>
        <table:table-row>
          <table:table-cell table:style-name="Table2.A2" office:value-type="string">
            <text:p text:style-name="P19">ROOM RENT</text:p>
          </table:table-cell>
          <table:table-cell table:style-name="Table2.A2" office:value-type="string">
            <text:p text:style-name="P18"><draw:control text:anchor-type="as-char" draw:z-index="40" draw:style-name="gr1" draw:text-style-name="P20" svg:width="3.451cm" svg:height="0.451cm" draw:control="control40"/></text:p>
          </table:table-cell>
          <table:table-cell table:style-name="Table2.C2" office:value-type="string">
            <text:p text:style-name="P19">INVESTIGATIONS</text:p>
          </table:table-cell>
          <table:table-cell table:style-name="Table2.D2" office:value-type="string">
            <text:p text:style-name="P13"><draw:control text:anchor-type="as-char" draw:z-index="47" draw:style-name="gr1" draw:text-style-name="P20" svg:width="4.001cm" svg:height="0.451cm" draw:control="control46"/></text:p>
          </table:table-cell>
        </table:table-row>
        <table:table-row>
          <table:table-cell table:style-name="Table2.C2" office:value-type="string">
            <text:p text:style-name="P19">DOCTOR/CONSULTANT VISIT CHARGES</text:p>
          </table:table-cell>
          <table:table-cell table:style-name="Table2.A2" office:value-type="string">
            <text:p text:style-name="P13"><draw:control text:anchor-type="as-char" draw:z-index="41" draw:style-name="gr1" draw:text-style-name="P20" svg:width="3.451cm" svg:height="0.451cm" draw:control="control41"/></text:p>
          </table:table-cell>
          <table:table-cell table:style-name="Table2.C2" office:value-type="string">
            <text:p text:style-name="P19">MEDICINES/CONSUMABLES</text:p>
          </table:table-cell>
          <table:table-cell table:style-name="Table2.D2" office:value-type="string">
            <text:p text:style-name="P13"><draw:control text:anchor-type="as-char" draw:z-index="46" draw:style-name="gr1" draw:text-style-name="P20" svg:width="4.001cm" svg:height="0.451cm" draw:control="control45"/></text:p>
          </table:table-cell>
        </table:table-row>
        <table:table-row>
          <table:table-cell table:style-name="Table2.C2" office:value-type="string">
            <text:p text:style-name="P19">SURGEON GHARGES</text:p>
          </table:table-cell>
          <table:table-cell table:style-name="Table2.A2" office:value-type="string">
            <text:p text:style-name="P13"><draw:control text:anchor-type="as-char" draw:z-index="42" draw:style-name="gr1" draw:text-style-name="P20" svg:width="3.451cm" svg:height="0.451cm" draw:control="control42"/></text:p>
          </table:table-cell>
          <table:table-cell table:style-name="Table2.C2" office:value-type="string">
            <text:p text:style-name="P19">EQUIPMENT/MONITOR ETC</text:p>
          </table:table-cell>
          <table:table-cell table:style-name="Table2.D2" office:value-type="string">
            <text:p text:style-name="P13"><draw:control text:anchor-type="as-char" draw:z-index="43" draw:style-name="gr1" draw:text-style-name="P20" svg:width="4.001cm" svg:height="0.451cm" draw:control="control43"/></text:p>
          </table:table-cell>
        </table:table-row>
        <table:table-row>
          <table:table-cell table:style-name="Table2.C2" office:value-type="string">
            <text:p text:style-name="P19">OPERATION THEATRE CHARGES</text:p>
          </table:table-cell>
          <table:table-cell table:style-name="Table2.A2" office:value-type="string">
            <text:p text:style-name="P13"><draw:control text:anchor-type="as-char" draw:z-index="48" draw:style-name="gr1" draw:text-style-name="P20" svg:width="3.451cm" svg:height="0.451cm" draw:control="control47"/></text:p>
          </table:table-cell>
          <table:table-cell table:style-name="Table2.C2" office:value-type="string">
            <text:p text:style-name="P19">MISCELLANEOUS (SPECIFY)</text:p>
          </table:table-cell>
          <table:table-cell table:style-name="Table2.D2" office:value-type="string">
            <text:p text:style-name="P13"><draw:control text:anchor-type="as-char" draw:z-index="44" draw:style-name="gr1" draw:text-style-name="P20" svg:width="4.001cm" svg:height="0.451cm" draw:control="control44"/></text:p>
          </table:table-cell>
        </table:table-row>
      </table:table>
      <text:p text:style-name="P11">I have completed this form and will be responsible for correctness of the medical information certified by me.</text:p>
      <text:p text:style-name="P11">Signature of Doctor:<draw:control text:anchor-type="as-char" draw:z-index="32" draw:style-name="gr1" draw:text-style-name="P20" svg:width="6.801cm" svg:height="0.451cm" draw:control="control32"/>Contact No:<draw:control text:anchor-type="as-char" draw:z-index="33" draw:style-name="gr1" draw:text-style-name="P20" svg:width="6.002cm" svg:height="0.451cm" draw:control="control33"/></text:p>
      <text:p text:style-name="P11">Stamp/Seal of Hospital:<draw:control text:anchor-type="as-char" draw:z-index="37" draw:style-name="gr1" draw:text-style-name="P20" svg:width="10cm" svg:height="0.451cm" draw:control="control37"/></text:p>
      <text:p text:style-name="P7">BENEFICIARY CONSENT/AUTHORISATION</text:p>
      <text:p text:style-name="P8">I have 'No Objection' to Bajaj Allianz obtaining details of my treatment / collecting documents and also hereby authorize bajaj allianz to pay the hospital bill &amp; reimburse itself / receive the amount from my claim receivable from the insurance company. In case Bajaj Allianz issues “Denial of cashless facility” <text:s/>note to provider,I have 'No objection' in paying the hospital bill for the treatment given.</text:p>
      <text:p text:style-name="P8"><text:span text:style-name="T3">SIGNATURE OF INSURED: </text:span><draw:control text:anchor-type="as-char" draw:z-index="34" draw:style-name="gr1" draw:text-style-name="P20" svg:width="3.2cm" svg:height="0.451cm" draw:control="control34"/> <text:s text:c="3"/><text:span text:style-name="T3">NAME OF INSURED:</text:span><draw:control text:anchor-type="as-char" draw:z-index="35" draw:style-name="gr1" draw:text-style-name="P20" svg:width="3.402cm" svg:height="0.451cm" draw:control="control35"/> <text:s text:c="3"/><text:span text:style-name="T3">Contact No. Of Insured</text:span>:<draw:control text:anchor-type="as-char" draw:z-index="36" draw:style-name="gr1" draw:text-style-name="P20" svg:width="2.8cm" svg:height="0.451cm" draw:control="control36"/></text:p>
      <text:p text:style-name="P4"><draw:control text:anchor-type="paragraph" draw:z-index="53" draw:style-name="gr4" draw:text-style-name="P21" svg:width="5.001cm" svg:height="0.5cm" svg:x="6.47cm" svg:y="0.667cm" draw:control="control5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harjah" svg:font-family="Sharjah" style:font-pitch="variable"/>
    <style:font-face style:name="Vemana2000" svg:font-family="Vemana2000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IN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0.7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insta</meta:initial-creator>
    <meta:creation-date>2009-02-11T18:32:10</meta:creation-date>
    <dc:creator>Pragna P</dc:creator>
    <dc:date>2010-02-08T17:07:52</dc:date>
    <meta:editing-cycles>31</meta:editing-cycles>
    <meta:editing-duration>PT7H20M3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1" meta:paragraph-count="75" meta:word-count="333" meta:character-count="2321"/>
  </office:meta>
</office:document-meta>
</file>